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74817" officeooo:paragraph-rsid="00574817" style:font-weight-asian="bold" style:font-weight-complex="bold"/>
    </style:style>
    <style:style style:name="P3" style:family="paragraph" style:parent-style-name="Text_20_body">
      <style:text-properties officeooo:rsid="0050cfd2" officeooo:paragraph-rsid="0050cfd2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7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8" style:family="paragraph" style:parent-style-name="Standard">
      <style:text-properties officeooo:paragraph-rsid="004f48b3"/>
    </style:style>
    <style:style style:name="P9" style:family="paragraph" style:parent-style-name="Standard">
      <style:text-properties officeooo:rsid="005c0374" officeooo:paragraph-rsid="005c0374"/>
    </style:style>
    <style:style style:name="P10" style:family="paragraph" style:parent-style-name="Standard">
      <style:text-properties officeooo:rsid="005ceabf" officeooo:paragraph-rsid="005cea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c0374" style:font-weight-asian="bold" style:font-weight-complex="bold"/>
    </style:style>
    <style:style style:name="T4" style:family="text">
      <style:text-properties officeooo:rsid="00574817"/>
    </style:style>
    <style:style style:name="T5" style:family="text">
      <style:text-properties officeooo:rsid="0058948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/text:p>
      <table:table table:name="Tabla1" table:style-name="Tabla1">
        <table:table-column table:style-name="Tabla1.A"/>
        <table:table-column table:style-name="Tabla1.B"/>
        <table:table-row table:style-name="TableLine2597955647920"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2">Velocidade do bu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597955650096">
          <table:table-cell table:style-name="Tabla4.A1" office:value-type="string">
            <text:p text:style-name="P6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">1. <text:span text:style-name="T4">Un usuario dun foro de arquitectura de computadores publicou unha mensaxe no que indica que instalou dous módulos de memoria DDR2-800 en configuración dual channel e que a velocidade máxima </text:span><text:span text:style-name="T5">que alcanza a mesma</text:span><text:span text:style-name="T4">, en MB/s, </text:span><text:span text:style-name="T5">é</text:span><text:span text:style-name="T4"> de 25600 MB/s. Que opinas en relación á súa mensaxe?</text:span></text:p>
          </table:table-cell>
        </table:table-row>
      </table:table>
      <text:p text:style-name="P8"/>
      <text:p text:style-name="P8"/>
      <text:p text:style-name="P9">DDR2-800</text:p>
      <text:p text:style-name="P9">800/2=400MHz</text:p>
      <text:p text:style-name="P10">64 bits = 8 bytes</text:p>
      <text:p text:style-name="P10"/>
      <text:p text:style-name="P10">400x8= 6400MB/s</text:p>
      <text:p text:style-name="P10"/>
      <text:p text:style-name="P10">Como es dual channel:</text:p>
      <text:p text:style-name="P10"/>
      <text:p text:style-name="P10">400MHz x 8 bytes x 2MB/s x 2 (tarjetas RAM) = 12800MB/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0T18:06:23.715000000</dc:date>
    <meta:editing-duration>PT8H39M56S</meta:editing-duration>
    <meta:editing-cycles>141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3" meta:word-count="81" meta:character-count="454" meta:non-whitespace-character-count="380"/>
  </office:meta>
</office:document-meta>
</file>